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3.261cm" svg:x="2cm" svg:y="1.691cm" presentation:class="title" presentation:user-transformed="true">
          <draw:text-box>
            <text:p>What am I doing? (Hint: I don't actually know.)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><text:span text:style-name="T1">Penny Stocks are incredibly volatile, making them way more fun.</text:span></text:p>
            <text:p><text:span text:style-name="T1">I'm hoping to create an AI that predicts the stock price, so that I can be not poor.</text:span></text:p>
            <text:p><text:span text:style-name="T1">I'm hoping that the AI will right more than it is wrong.</text:span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How am I solving this problem?</text:p>
          </draw:text-box>
        </draw:frame>
        <draw:frame presentation:style-name="pr5" draw:layer="layout" svg:width="24.599cm" svg:height="11.129cm" svg:x="2cm" svg:y="5.414cm" presentation:class="outline" presentation:user-transformed="true">
          <draw:text-box>
            <text:list text:style-name="L2">
              <text:list-header>
                <text:p>First of all I need to better determine which pieces of data from the are the most valuable (IE: Stock Volume, Price, <text:s/>Opening, Closing) </text:p>
                <text:p>Then I'm planning on using random forests and neural networks to try to predict the price and then using reinforcement algorithms to fine tune the system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y?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header>
                <text:p>I just want nice things.</text:p>
                <text:p>And less crippling student debt. 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Progress and Plans</text:p>
          </draw:text-box>
        </draw:frame>
        <draw:frame presentation:style-name="pr5" draw:layer="layout" svg:width="24.599cm" svg:height="12.395cm" svg:x="2cm" svg:y="5.414cm" presentation:class="outline" presentation:user-transformed="true">
          <draw:text-box>
            <text:list text:style-name="L2">
              <text:list-header>
                <text:p>I've successfully ran some random forests on Quantopian and backtested this simple design.</text:p>
                <text:p>I am unable to complete my project on Quantopian however, because of their restrictions on usable libraries.</text:p>
                <text:p>I plan of moving my code from Quantopian to an off website environment, using open source backtesters and API's to eventually do actual trading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?'s</text:p>
          </draw:text-box>
        </draw:frame>
        <draw:frame presentation:style-name="pr5" draw:layer="layout" svg:width="24.599cm" svg:height="10.586cm" svg:x="2cm" svg:y="5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3T15:02:53.58</meta:creation-date>
    <meta:editing-duration>PT1H6M9S</meta:editing-duration>
    <meta:editing-cycles>8</meta:editing-cycles>
    <dc:date>2015-10-13T18:25:05.30</dc:date>
    <meta:generator>OpenOffice/4.1.1$Win32 OpenOffice.org_project/411m6$Build-9775</meta:generator>
    <meta:document-statistic meta:object-count="52"/>
  </office:meta>
</office:document-meta>
</file>